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 draw:shadow="hidden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none" svg:stroke-color="#000000" draw:fill="solid" draw:fill-color="#c0c0c0" draw:auto-grow-height="true" draw:auto-grow-width="false" fo:max-height="0cm" fo:min-height="0.588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8cm" draw:shadow="hidden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cm" fo:margin-bottom="0.254cm" fo:text-align="start"/>
    </style:style>
    <style:style style:name="P7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13cm" svg:height="0.962cm" svg:x="1.433cm" svg:y="0.529cm">
          <draw:text-box>
            <text:p text:style-name="P1"><text:span text:style-name="T1">Resource type: LinuxApplication</text:span></text:p>
          </draw:text-box>
        </draw:frame>
        <draw:custom-shape draw:style-name="gr2" draw:text-style-name="P4" draw:layer="layout" svg:width="2.21cm" svg:height="1.848cm" svg:x="1.484cm" svg:y="2.508cm">
          <text:p text:style-name="P3"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44cm" svg:height="10.795cm" svg:x="5.062cm" svg:y="2.5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5" draw:layer="layout" svg:width="7.972cm" svg:height="1.038cm" svg:x="5.107cm" svg:y="2.811cm">
          <draw:text-box>
            <text:p text:style-name="P3"><text:span text:style-name="T3">Resource Properties</text:span></text:p>
          </draw:text-box>
        </draw:frame>
        <draw:frame draw:style-name="gr5" draw:text-style-name="P7" draw:layer="layout" svg:width="9.177cm" svg:height="3.681cm" svg:x="5.708cm" svg:y="4.411cm">
          <draw:text-box>
            <text:p text:style-name="P6"><text:span text:style-name="T3">Attributes</text:span></text:p>
            <text:list text:style-name="L1">
              <text:list-item>
                <text:list>
                  <text:list-item>
                    <text:p text:style-name="P6"><text:span text:style-name="T4">Command</text:span></text:p>
                  </text:list-item>
                  <text:list-item>
                    <text:p text:style-name="P6"><text:span text:style-name="T4">Sources</text:span></text:p>
                  </text:list-item>
                  <text:list-item>
                    <text:p text:style-name="P6"><text:span text:style-name="T4">..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9.177cm" svg:height="3.681cm" svg:x="5.709cm" svg:y="8.412cm">
          <draw:text-box>
            <text:p text:style-name="P6"><text:span text:style-name="T3">Traces</text:span></text:p>
            <text:list text:style-name="L1">
              <text:list-item>
                <text:list>
                  <text:list-item>
                    <text:p text:style-name="P6"><text:span text:style-name="T4">Stdin</text:span></text:p>
                  </text:list-item>
                  <text:list-item>
                    <text:p text:style-name="P6"><text:span text:style-name="T4">Stdout</text:span></text:p>
                  </text:list-item>
                  <text:list-item>
                    <text:p text:style-name="P6"><text:span text:style-name="T4">Stderr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1-06T17:14:08</dc:date>
    <dc:creator>alina </dc:creator>
    <meta:editing-duration>PT27S</meta:editing-duration>
    <meta:editing-cycles>2</meta:editing-cycles>
    <meta:generator>LibreOffice/3.5$Linux_X86_64 LibreOffice_project/350m1$Build-2</meta:generator>
    <meta:document-statistic meta:object-count="6"/>
  </office:meta>
</office:document-meta>
</file>